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ecba"/>
    </style:style>
    <style:style style:name="P2" style:family="paragraph" style:parent-style-name="Text_20_body">
      <style:text-properties officeooo:paragraph-rsid="000388c6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053924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053924" officeooo:paragraph-rsid="00053924" style:font-weight-asian="bold" style:font-weight-complex="bold"/>
    </style:style>
    <style:style style:name="P7" style:family="paragraph" style:parent-style-name="Text_20_body">
      <style:text-properties fo:font-weight="normal" officeooo:rsid="00053924" officeooo:paragraph-rsid="00053924" style:font-weight-asian="normal" style:font-weight-complex="normal"/>
    </style:style>
    <style:style style:name="P8" style:family="paragraph" style:parent-style-name="Text_20_body">
      <style:text-properties fo:font-weight="normal" officeooo:rsid="00053924" officeooo:paragraph-rsid="000388c6" style:font-weight-asian="normal" style:font-weight-complex="normal"/>
    </style:style>
    <style:style style:name="P9" style:family="paragraph" style:parent-style-name="Text_20_body">
      <style:text-properties officeooo:paragraph-rsid="000388c6"/>
    </style:style>
    <style:style style:name="P10" style:family="paragraph" style:parent-style-name="Text_20_body">
      <style:text-properties officeooo:paragraph-rsid="0006b239"/>
    </style:style>
    <style:style style:name="P11" style:family="paragraph" style:parent-style-name="Text_20_body">
      <style:text-properties officeooo:paragraph-rsid="00054c6a"/>
    </style:style>
    <style:style style:name="T1" style:family="text">
      <style:text-properties officeooo:rsid="00027258"/>
    </style:style>
    <style:style style:name="T2" style:family="text">
      <style:text-properties officeooo:rsid="0002ecba"/>
    </style:style>
    <style:style style:name="T3" style:family="text">
      <style:text-properties style:font-name="Liberation Serif" officeooo:rsid="00027258"/>
    </style:style>
    <style:style style:name="T4" style:family="text">
      <style:text-properties style:font-name="Liberation Serif" officeooo:rsid="0002ecba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2ecba" style:font-size-asian="12pt" style:font-size-complex="12pt"/>
    </style:style>
    <style:style style:name="T7" style:family="text">
      <style:text-properties style:font-name="Liberation Serif" fo:font-size="12pt" officeooo:rsid="000388c6" style:font-size-asian="12pt" style:font-size-complex="12pt"/>
    </style:style>
    <style:style style:name="T8" style:family="text">
      <style:text-properties style:font-name="Liberation Serif" fo:font-size="12pt" officeooo:rsid="000668b3" style:font-size-asian="12pt" style:font-size-complex="12pt"/>
    </style:style>
    <style:style style:name="T9" style:family="text">
      <style:text-properties style:font-name="Liberation Serif" fo:font-size="12pt" fo:font-weight="bold" officeooo:rsid="0002ecba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0388c6" style:font-size-asian="12pt" style:font-weight-asian="bold" style:font-size-complex="12pt" style:font-weight-complex="bold"/>
    </style:style>
    <style:style style:name="T11" style:family="text">
      <style:text-properties fo:font-weight="bold" officeooo:rsid="00027258" style:font-weight-asian="bold" style:font-weight-complex="bold"/>
    </style:style>
    <style:style style:name="T12" style:family="text">
      <style:text-properties fo:font-weight="bold" officeooo:rsid="000388c6" style:font-weight-asian="bold" style:font-weight-complex="bold"/>
    </style:style>
    <style:style style:name="T13" style:family="text">
      <style:text-properties fo:font-weight="bold" officeooo:rsid="00053924" style:font-weight-asian="bold" style:font-weight-complex="bold"/>
    </style:style>
    <style:style style:name="T14" style:family="text">
      <style:text-properties fo:font-weight="normal" officeooo:rsid="000388c6" style:font-weight-asian="normal" style:font-weight-complex="normal"/>
    </style:style>
    <style:style style:name="T15" style:family="text">
      <style:text-properties fo:font-weight="normal" officeooo:rsid="00053924" style:font-weight-asian="normal" style:font-weight-complex="normal"/>
    </style:style>
    <style:style style:name="T16" style:family="text">
      <style:text-properties fo:font-weight="normal" officeooo:rsid="00054c6a" style:font-weight-asian="normal" style:font-weight-complex="normal"/>
    </style:style>
    <style:style style:name="T17" style:family="text">
      <style:text-properties fo:font-weight="normal" officeooo:rsid="0006a57c" style:font-weight-asian="normal" style:font-weight-complex="normal"/>
    </style:style>
    <style:style style:name="T18" style:family="text">
      <style:text-properties fo:font-weight="normal" officeooo:rsid="0006b239" style:font-weight-asian="normal" style:font-weight-complex="normal"/>
    </style:style>
    <style:style style:name="T19" style:family="text">
      <style:text-properties officeooo:rsid="0006b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serve y navegue por los siguientes sitios web.</text:p>
      <text:p text:style-name="P3"/>
      <text:p text:style-name="P3">1. Descríbalos según los conceptos vistos en clase de equilibrio visual y tensión compositiva.</text:p>
      <text:p text:style-name="P1"><text:span text:style-name="T1">- El </text:span><text:span text:style-name="T11">equilibrio </text:span><text:span text:style-name="T12">visual</text:span><text:span text:style-name="T1"> define la forma en la que se distribuyen los elementos a la hora de diseñar una pagina web. </text:span><text:span text:style-name="T2">E</text:span><text:span text:style-name="T1">l equilibrio </text:span><text:span text:style-name="T11">formal</text:span><text:span text:style-name="T3"> </text:span><text:span text:style-name="T4">r</text:span><text:span text:style-name="T5">eflejará estabilidad, calma y estatismo</text:span><text:span text:style-name="T6"> respondiendo a criterios geométricos mientras que en el </text:span><text:span text:style-name="T9">informal</text:span><text:span text:style-name="T6"> se recurre a criterios mas artísticos y creativos. En ambos casos se tienen en cuenta el peso, tamaño y posición de los componentes del diseño.</text:span></text:p>
      <text:p text:style-name="P1"><text:span text:style-name="T6">-La </text:span><text:span text:style-name="T9">tensión compositiva</text:span><text:span text:style-name="T6"> </text:span><text:span text:style-name="T7">por el contrario, usando una combinación de lineas y formas agudas e irregulares, tiene la finalidad de captar la atención y dirigir la mirada del usuario a un punto especifico. </text:span><text:span text:style-name="T8">Existen</text:span><text:span text:style-name="T7"> </text:span><text:span text:style-name="T8">dos técnicas</text:span><text:span text:style-name="T7"> </text:span><text:span text:style-name="T8">a la hora de abordar la tensión compositiva:</text:span><text:span text:style-name="T7"> </text:span><text:span text:style-name="T10">sugestivas y rítmicas</text:span><text:span text:style-name="T7">. </text:span></text:p>
      <text:p text:style-name="P1"/>
      <text:p text:style-name="P3">2. Indique con sus propias palabras lo que resaltaría como negativo en cada uno de ellos.</text:p>
      <text:p text:style-name="P3"><text:a xlink:type="simple" xlink:href="https://www.art.yale.edu/" text:style-name="Internet_20_link" text:visited-style-name="Visited_20_Internet_20_Link">https://www.art.yale.edu/</text:a></text:p>
      <text:p text:style-name="P2"><text:span text:style-name="T14">No existe un centro geométrico que defina un equilibrio formal. </text:span><text:span text:style-name="T15">Los colores vivos en los elementos (todos similar forma y tamaño) le dan un peso visual intenso en algunos de sus elementos. El equilibrio a la hora de distribuir la posición de los elementos no es </text:span><text:span text:style-name="T17">el </text:span><text:span text:style-name="T15">adecuado. </text:span><text:span text:style-name="T18">Posee una tensión compositiva de tipo sugestiva. </text:span></text:p>
      <text:p text:style-name="P2"><text:span text:style-name="T15"/></text:p>
      <text:p text:style-name="P2"><text:a xlink:type="simple" xlink:href="https://www.vatican.va/holy_father/special_features/hf_jp_ii_xxv_en.htm" text:style-name="Internet_20_link" text:visited-style-name="Visited_20_Internet_20_Link"><text:span text:style-name="T13">https://www.vatican.va/holy_father/special_features/hf_jp_ii_xxv_en.htm</text:span></text:a></text:p>
      <text:p text:style-name="P10"><text:span text:style-name="T15">E</text:span><text:span text:style-name="T14">xiste un centro geométrico que defin</text:span><text:span text:style-name="T15">e</text:span><text:span text:style-name="T14"> un equilibrio formal. </text:span><text:span text:style-name="T15">Los colores suaves en los elementos (todos similar forma y tamaño) le dan poco peso visual a sus elementos. El equilibrio a la hora de distribuir la posición de los elementos es adecuado para el observador. </text:span><text:span text:style-name="T18">Posee una tensión compositiva de tipo rítmica. </text:span></text:p>
      <text:p text:style-name="P4"><text:span text:style-name="T15"/></text:p>
      <text:p text:style-name="P4"><text:a xlink:type="simple" xlink:href="https://www.meneame.net/" text:style-name="Internet_20_link" text:visited-style-name="Visited_20_Internet_20_Link"><text:span text:style-name="T13">https://www.meneame.net/</text:span></text:a></text:p>
      <text:p text:style-name="P11"><text:span text:style-name="T15">E</text:span><text:span text:style-name="T14">xiste un centro geométrico que defin</text:span><text:span text:style-name="T15">e</text:span><text:span text:style-name="T14"> un equilibrio formal. </text:span><text:span text:style-name="T15">Los colores suaves en los elementos (todos similar forma y tamaño) le dan poco peso visual a sus elementos </text:span><text:span text:style-name="T16">a nivel de colores pero a su vez el tamaño de dichos elementos lo aumentan significativamente</text:span><text:span text:style-name="T15">. El equilibrio a la hora de distribuir la posición de los elementos </text:span><text:span text:style-name="T16">que componen la pagina</text:span><text:span text:style-name="T15"> es adecuado para el observador. </text:span><text:span text:style-name="T18">Posee una tensión compositiva de tipo rítmica. </text:span></text:p>
      <text:p text:style-name="P6"/>
      <text:p text:style-name="P7"/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5:40:14.367836265</meta:creation-date>
    <dc:date>2022-09-23T16:56:20.170086059</dc:date>
    <meta:editing-duration>PT14M1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31" meta:character-count="2098" meta:non-whitespace-character-count="1774"/>
  </office:meta>
</office:document-meta>
</file>